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6000001B4E60703D7.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 style:family="graphic" style:parent-style-name="objectwithoutfill">
      <style:graphic-properties svg:stroke-width="0.051cm" svg:stroke-color="#0000ff" draw:marker-start-width="0.381cm" draw:marker-end-width="0.381cm" draw:fill="none" draw:textarea-horizontal-align="center" draw:textarea-vertical-align="middle" fo:padding-top="0.15cm" fo:padding-bottom="0.15cm" fo:padding-left="0.275cm" fo:padding-right="0.275cm"/>
    </style:style>
    <style:style style:name="gr3" style:family="graphic" style:parent-style-name="standard">
      <style:graphic-properties svg:stroke-width="0.051cm" svg:stroke-color="#0000ff"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ff0000" draw:marker-start-width="0.381cm" draw:marker-end-width="0.381cm" draw:textarea-horizontal-align="center" draw:textarea-vertical-align="middle" fo:padding-top="0.15cm" fo:padding-bottom="0.15cm" fo:padding-left="0.275cm" fo:padding-right="0.275cm"/>
    </style:style>
    <style:style style:name="gr5" style:family="graphic" style:parent-style-name="objectwithoutfill">
      <style:graphic-properties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measure" style:list-style-name="L1">
      <style:graphic-properties svg:stroke-width="0.051cm" draw:marker-start-width="0.279cm" draw:marker-end-width="0.279cm" draw:textarea-horizontal-align="center"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marker-end="Arrow" draw:marker-end-width="0.66cm" draw:textarea-horizontal-align="center" draw:textarea-vertical-align="middle"/>
    </style:style>
    <style:style style:name="gr11" style:family="graphic" style:parent-style-name="standard">
      <style:graphic-properties draw:stroke="none"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color="#ffffff"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color="#ffffff"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font-family="Symbol" style:font-pitch="variable" style:font-charset="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662cm" svg:y1="6.056cm" svg:x2="3.912cm" svg:y2="8.994cm">
          <text:p/>
        </draw:line>
        <draw:line draw:style-name="gr1" draw:text-style-name="P1" draw:layer="layout" svg:x1="6.662cm" svg:y1="6.056cm" svg:x2="6.64cm" svg:y2="2.559cm">
          <text:p/>
        </draw:line>
        <draw:polyline draw:style-name="gr2" draw:text-style-name="P1" draw:layer="layout" svg:width="11.554cm" svg:height="6.772cm" draw:transform="skewX (-6.05694395376439E-017) rotate (0.567930138598848) translate (6.68cm 6.034cm)" svg:viewBox="0 0 11555 6773" draw:points="0,0 1616,0 2624,35 3037,157 3237,285 3417,517 3514,696 3491,915 3414,1147 3259,1353 3027,1533 2811,1652 2713,1731 2443,1934 2298,2051 2126,2246 1957,2513 1908,2809 1979,3066 2173,3237 2499,3351 2900,3420 3915,3481 5389,3485 6011,3390 6842,3335 7637,3374 8208,3433 8599,3519 8823,3755 8823,4013 8752,4342 8406,4848 8111,5128 7857,5270 7571,5533 7391,5816 7377,6205 7392,6402 7575,6519 7741,6625 8120,6727 8559,6773 9557,6754 11555,6741">
          <text:p/>
        </draw:polyline>
        <draw:line draw:style-name="gr3" draw:text-style-name="P1" draw:layer="layout" svg:x1="7.891cm" svg:y1="5.261cm" svg:x2="7.114cm" svg:y2="6.034cm">
          <text:p/>
        </draw:line>
        <draw:line draw:style-name="gr3" draw:text-style-name="P1" draw:layer="layout" svg:x1="8.729cm" svg:y1="4.764cm" svg:x2="7.514cm" svg:y2="6.035cm">
          <text:p/>
        </draw:line>
        <draw:line draw:style-name="gr3" draw:text-style-name="P1" draw:layer="layout" svg:x1="9.319cm" svg:y1="4.555cm" svg:x2="7.939cm" svg:y2="6.036cm">
          <text:p/>
        </draw:line>
        <draw:line draw:style-name="gr3" draw:text-style-name="P1" draw:layer="layout" svg:x1="9.691cm" svg:y1="4.57cm" svg:x2="8.339cm" svg:y2="6.037cm">
          <text:p/>
        </draw:line>
        <draw:line draw:style-name="gr3" draw:text-style-name="P1" draw:layer="layout" svg:x1="9.955cm" svg:y1="4.694cm" svg:x2="8.739cm" svg:y2="6.038cm">
          <text:p/>
        </draw:line>
        <draw:line draw:style-name="gr3" draw:text-style-name="P1" draw:layer="layout" svg:x1="10.11cm" svg:y1="4.966cm" svg:x2="9.139cm" svg:y2="6.038cm">
          <text:p/>
        </draw:line>
        <draw:line draw:style-name="gr3" draw:text-style-name="P1" draw:layer="layout" svg:x1="10.165cm" svg:y1="5.331cm" svg:x2="9.54cm" svg:y2="6.038cm">
          <text:p/>
        </draw:line>
        <draw:line draw:style-name="gr4" draw:text-style-name="P1" draw:layer="layout" svg:x1="7.131cm" svg:y1="6.029cm" svg:x2="7.139cm" svg:y2="7.084cm">
          <text:p/>
        </draw:line>
        <draw:line draw:style-name="gr4" draw:text-style-name="P1" draw:layer="layout" svg:x1="7.532cm" svg:y1="6.03cm" svg:x2="7.558cm" svg:y2="7.806cm">
          <text:p/>
        </draw:line>
        <draw:line draw:style-name="gr4" draw:text-style-name="P1" draw:layer="layout" svg:x1="7.948cm" svg:y1="6.03cm" svg:x2="7.977cm" svg:y2="8.186cm">
          <text:p/>
        </draw:line>
        <draw:line draw:style-name="gr4" draw:text-style-name="P1" draw:layer="layout" svg:x1="8.365cm" svg:y1="6.03cm" svg:x2="8.394cm" svg:y2="8.186cm">
          <text:p/>
        </draw:line>
        <draw:line draw:style-name="gr4" draw:text-style-name="P1" draw:layer="layout" svg:x1="8.766cm" svg:y1="6.03cm" svg:x2="8.791cm" svg:y2="7.876cm">
          <text:p/>
        </draw:line>
        <draw:line draw:style-name="gr4" draw:text-style-name="P1" draw:layer="layout" svg:x1="9.167cm" svg:y1="6.03cm" svg:x2="9.195cm" svg:y2="7.278cm">
          <text:p/>
        </draw:line>
        <draw:line draw:style-name="gr4" draw:text-style-name="P1" draw:layer="layout" svg:x1="9.567cm" svg:y1="6.03cm" svg:x2="9.575cm" svg:y2="6.541cm">
          <text:p/>
        </draw:line>
        <draw:line draw:style-name="gr3" draw:text-style-name="P1" draw:layer="layout" svg:x1="10.15cm" svg:y1="6.032cm" svg:x2="9.738cm" svg:y2="6.518cm">
          <text:p/>
        </draw:line>
        <draw:line draw:style-name="gr3" draw:text-style-name="P1" draw:layer="layout" svg:x1="10.55cm" svg:y1="6.032cm" svg:x2="9.676cm" svg:y2="7.053cm">
          <text:p/>
        </draw:line>
        <draw:line draw:style-name="gr3" draw:text-style-name="P1" draw:layer="layout" svg:x1="10.95cm" svg:y1="6.033cm" svg:x2="9.793cm" svg:y2="7.363cm">
          <text:p/>
        </draw:line>
        <draw:line draw:style-name="gr3" draw:text-style-name="P1" draw:layer="layout" svg:x1="11.351cm" svg:y1="6.033cm" svg:x2="10.018cm" svg:y2="7.565cm">
          <text:p/>
        </draw:line>
        <draw:line draw:style-name="gr3" draw:text-style-name="P1" draw:layer="layout" svg:x1="11.752cm" svg:y1="6.033cm" svg:x2="10.444cm" svg:y2="7.534cm">
          <text:p/>
        </draw:line>
        <draw:line draw:style-name="gr3" draw:text-style-name="P1" draw:layer="layout" svg:x1="12.152cm" svg:y1="6.034cm" svg:x2="11.034cm" svg:y2="7.317cm">
          <text:p/>
        </draw:line>
        <draw:line draw:style-name="gr3" draw:text-style-name="P1" draw:layer="layout" svg:x1="12.552cm" svg:y1="6.035cm" svg:x2="11.826cm" svg:y2="6.875cm">
          <text:p/>
        </draw:line>
        <draw:line draw:style-name="gr3" draw:text-style-name="P1" draw:layer="layout" svg:x1="12.552cm" svg:y1="6.035cm" svg:x2="11.826cm" svg:y2="6.875cm">
          <text:p/>
        </draw:line>
        <draw:line draw:style-name="gr3" draw:text-style-name="P1" draw:layer="layout" svg:x1="12.952cm" svg:y1="6.035cm" svg:x2="12.702cm" svg:y2="6.332cm">
          <text:p/>
        </draw:line>
        <draw:line draw:style-name="gr4" draw:text-style-name="P1" draw:layer="layout" svg:x1="10.136cm" svg:y1="5.54cm" svg:x2="10.139cm" svg:y2="5.985cm">
          <text:p/>
        </draw:line>
        <draw:line draw:style-name="gr4" draw:text-style-name="P1" draw:layer="layout" svg:x1="10.533cm" svg:y1="4.819cm" svg:x2="10.54cm" svg:y2="5.986cm">
          <text:p/>
        </draw:line>
        <draw:line draw:style-name="gr4" draw:text-style-name="P1" draw:layer="layout" svg:x1="10.931cm" svg:y1="4.213cm" svg:x2="10.941cm" svg:y2="5.987cm">
          <text:p/>
        </draw:line>
        <draw:line draw:style-name="gr4" draw:text-style-name="P1" draw:layer="layout" svg:x1="11.33cm" svg:y1="3.911cm" svg:x2="11.341cm" svg:y2="5.987cm">
          <text:p/>
        </draw:line>
        <draw:line draw:style-name="gr4" draw:text-style-name="P1" draw:layer="layout" svg:x1="11.731cm" svg:y1="3.911cm" svg:x2="11.742cm" svg:y2="5.987cm">
          <text:p/>
        </draw:line>
        <draw:line draw:style-name="gr4" draw:text-style-name="P1" draw:layer="layout" svg:x1="12.134cm" svg:y1="4.175cm" svg:x2="12.143cm" svg:y2="5.987cm">
          <text:p/>
        </draw:line>
        <draw:line draw:style-name="gr4" draw:text-style-name="P1" draw:layer="layout" svg:x1="12.539cm" svg:y1="4.811cm" svg:x2="12.544cm" svg:y2="5.987cm">
          <text:p/>
        </draw:line>
        <draw:line draw:style-name="gr4" draw:text-style-name="P1" draw:layer="layout" svg:x1="12.944cm" svg:y1="5.641cm" svg:x2="12.945cm" svg:y2="5.987cm">
          <text:p/>
        </draw:line>
        <draw:line draw:style-name="gr3" draw:text-style-name="P1" draw:layer="layout" svg:x1="14.587cm" svg:y1="4.973cm" svg:x2="13.542cm" svg:y2="5.993cm">
          <text:p/>
        </draw:line>
        <draw:line draw:style-name="gr3" draw:text-style-name="P1" draw:layer="layout" svg:x1="15.444cm" svg:y1="4.52cm" svg:x2="13.943cm" svg:y2="5.993cm">
          <text:p/>
        </draw:line>
        <draw:line draw:style-name="gr3" draw:text-style-name="P1" draw:layer="layout" svg:x1="15.947cm" svg:y1="4.412cm" svg:x2="14.343cm" svg:y2="5.994cm">
          <text:p/>
        </draw:line>
        <draw:line draw:style-name="gr3" draw:text-style-name="P1" draw:layer="layout" svg:x1="16.203cm" svg:y1="4.55cm" svg:x2="14.743cm" svg:y2="5.994cm">
          <text:p/>
        </draw:line>
        <draw:line draw:style-name="gr3" draw:text-style-name="P1" draw:layer="layout" svg:x1="16.328cm" svg:y1="4.821cm" svg:x2="15.143cm" svg:y2="5.994cm">
          <text:p/>
        </draw:line>
        <draw:line draw:style-name="gr3" draw:text-style-name="P1" draw:layer="layout" svg:x1="16.395cm" svg:y1="5.153cm" svg:x2="15.544cm" svg:y2="5.995cm">
          <text:p/>
        </draw:line>
        <draw:line draw:style-name="gr3" draw:text-style-name="P1" draw:layer="layout" svg:x1="16.355cm" svg:y1="5.589cm" svg:x2="15.945cm" svg:y2="5.995cm">
          <text:p/>
        </draw:line>
        <draw:line draw:style-name="gr4" draw:text-style-name="P1" draw:layer="layout" svg:x1="13.551cm" svg:y1="6.03cm" svg:x2="13.557cm" svg:y2="6.865cm">
          <text:p/>
        </draw:line>
        <draw:line draw:style-name="gr4" draw:text-style-name="P1" draw:layer="layout" svg:x1="13.951cm" svg:y1="6.031cm" svg:x2="13.961cm" svg:y2="7.55cm">
          <text:p/>
        </draw:line>
        <draw:line draw:style-name="gr4" draw:text-style-name="P1" draw:layer="layout" svg:x1="14.356cm" svg:y1="6.022cm" svg:x2="14.369cm" svg:y2="8.028cm">
          <text:p/>
        </draw:line>
        <draw:line draw:style-name="gr4" draw:text-style-name="P1" draw:layer="layout" svg:x1="14.757cm" svg:y1="6.022cm" svg:x2="14.77cm" svg:y2="8.166cm">
          <text:p/>
        </draw:line>
        <draw:line draw:style-name="gr4" draw:text-style-name="P1" draw:layer="layout" svg:x1="15.158cm" svg:y1="6.022cm" svg:x2="15.169cm" svg:y2="8.003cm">
          <text:p/>
        </draw:line>
        <draw:line draw:style-name="gr4" draw:text-style-name="P1" draw:layer="layout" svg:x1="15.559cm" svg:y1="6.008cm" svg:x2="15.567cm" svg:y2="7.471cm">
          <text:p/>
        </draw:line>
        <draw:line draw:style-name="gr4" draw:text-style-name="P1" draw:layer="layout" svg:x1="15.959cm" svg:y1="6.008cm" svg:x2="15.962cm" svg:y2="6.569cm">
          <text:p/>
        </draw:line>
        <draw:line draw:style-name="gr4" draw:text-style-name="P1" draw:layer="layout" svg:x1="16.544cm" svg:y1="5.279cm" svg:x2="16.546cm" svg:y2="5.987cm">
          <text:p/>
        </draw:line>
        <draw:polyline draw:style-name="gr5" draw:text-style-name="P1" draw:layer="layout" svg:width="6.084cm" svg:height="11.54cm" draw:transform="skewX (-2.36740380473076E-017) rotate (-1.10706234454098) translate (16.9388315091781cm 0.903476586682929cm)" svg:viewBox="0 0 6085 11541" draw:points="0,11470 353,11470 1288,11541 1889,11488 2313,11392 2622,11214 2702,11011 2719,10623 2348,9951 1925,9343 1457,8644 786,7692 547,7329 292,6870 212,6631 168,6366 212,6102 424,5943 813,5740 1369,5687 2888,5696 4106,5687 4848,5617 5210,5510 5440,5317 5554,5131 5581,4813 5360,4283 4230,2923 3674,2225 3241,1678 2958,1139 2862,715 2924,459 3233,194 3648,71 4212,0 4980,9 6085,10">
          <text:p/>
        </draw:polyline>
        <draw:line draw:style-name="gr4" draw:text-style-name="P1" draw:layer="layout" svg:x1="16.942cm" svg:y1="4.471cm" svg:x2="16.946cm" svg:y2="5.987cm">
          <text:p/>
        </draw:line>
        <draw:line draw:style-name="gr4" draw:text-style-name="P1" draw:layer="layout" svg:x1="17.341cm" svg:y1="3.993cm" svg:x2="17.346cm" svg:y2="5.987cm">
          <text:p/>
        </draw:line>
        <draw:line draw:style-name="gr4" draw:text-style-name="P1" draw:layer="layout" svg:x1="17.742cm" svg:y1="3.756cm" svg:x2="17.747cm" svg:y2="5.987cm">
          <text:p/>
        </draw:line>
        <draw:line draw:style-name="gr4" draw:text-style-name="P1" draw:layer="layout" svg:x1="18.144cm" svg:y1="3.855cm" svg:x2="18.148cm" svg:y2="5.988cm">
          <text:p/>
        </draw:line>
        <draw:line draw:style-name="gr4" draw:text-style-name="P1" draw:layer="layout" svg:x1="18.545cm" svg:y1="4.264cm" svg:x2="18.548cm" svg:y2="5.989cm">
          <text:p/>
        </draw:line>
        <draw:line draw:style-name="gr4" draw:text-style-name="P1" draw:layer="layout" svg:x1="18.948cm" svg:y1="4.949cm" svg:x2="18.949cm" svg:y2="5.99cm">
          <text:p/>
        </draw:line>
        <draw:line draw:style-name="gr4" draw:text-style-name="P1" draw:layer="layout" svg:x1="19.35cm" svg:y1="5.762cm" svg:x2="19.35cm" svg:y2="5.964cm">
          <text:p/>
        </draw:line>
        <draw:line draw:style-name="gr3" draw:text-style-name="P1" draw:layer="layout" svg:x1="16.55cm" svg:y1="5.992cm" svg:x2="16.053cm" svg:y2="6.579cm">
          <text:p/>
        </draw:line>
        <draw:line draw:style-name="gr3" draw:text-style-name="P1" draw:layer="layout" svg:x1="16.951cm" svg:y1="5.993cm" svg:x2="16.07cm" svg:y2="7.033cm">
          <text:p/>
        </draw:line>
        <draw:line draw:style-name="gr3" draw:text-style-name="P1" draw:layer="layout" svg:x1="17.352cm" svg:y1="5.993cm" svg:x2="16.248cm" svg:y2="7.296cm">
          <text:p/>
        </draw:line>
        <draw:line draw:style-name="gr3" draw:text-style-name="P1" draw:layer="layout" svg:x1="17.752cm" svg:y1="5.989cm" svg:x2="16.504cm" svg:y2="7.462cm">
          <text:p/>
        </draw:line>
        <draw:line draw:style-name="gr3" draw:text-style-name="P1" draw:layer="layout" svg:x1="18.152cm" svg:y1="5.955cm" svg:x2="16.926cm" svg:y2="7.402cm">
          <text:p/>
        </draw:line>
        <draw:line draw:style-name="gr3" draw:text-style-name="P1" draw:layer="layout" svg:x1="18.552cm" svg:y1="5.956cm" svg:x2="17.544cm" svg:y2="7.147cm">
          <text:p/>
        </draw:line>
        <draw:line draw:style-name="gr3" draw:text-style-name="P1" draw:layer="layout" svg:x1="18.952cm" svg:y1="5.957cm" svg:x2="18.501cm" svg:y2="6.491cm">
          <text:p/>
        </draw:line>
        <draw:line draw:style-name="gr1" draw:text-style-name="P1" draw:layer="layout" svg:x1="6.662cm" svg:y1="6.057cm" svg:x2="22.14cm" svg:y2="5.935cm">
          <text:p/>
        </draw:line>
        <draw:frame draw:style-name="gr6" draw:layer="layout" svg:width="2.057cm" svg:height="1.194cm" svg:x="4.669cm" svg:y="8.094cm">
          <draw:object xlink:href="./Object 1" xlink:type="simple" xlink:show="embed" xlink:actuate="onLoad"/>
          <draw:image xlink:href="./ObjectReplacements/Object 1" xlink:type="simple" xlink:show="embed" xlink:actuate="onLoad"/>
        </draw:frame>
        <draw:frame draw:style-name="gr6" draw:layer="layout" svg:width="2.214cm" svg:height="1.194cm" svg:x="4.47cm" svg:y="1.994cm">
          <draw:object xlink:href="./Object 2" xlink:type="simple" xlink:show="embed" xlink:actuate="onLoad"/>
          <draw:image xlink:href="./ObjectReplacements/Object 2" xlink:type="simple" xlink:show="embed" xlink:actuate="onLoad"/>
        </draw:frame>
        <draw:frame draw:style-name="gr6" draw:layer="layout" svg:width="0.962cm" svg:height="1.087cm" svg:x="20.941cm" svg:y="6.224cm">
          <draw:object xlink:href="./Object 3" xlink:type="simple" xlink:show="embed" xlink:actuate="onLoad"/>
          <draw:image xlink:href="./ObjectReplacements/Object 3" xlink:type="simple" xlink:show="embed" xlink:actuate="onLoad"/>
        </draw:frame>
        <draw:line draw:style-name="gr3" draw:text-style-name="P1" draw:layer="layout" svg:x1="15.351cm" svg:y1="8.492cm" svg:x2="16.404cm" svg:y2="8.492cm">
          <text:p/>
        </draw:line>
        <draw:frame draw:style-name="gr7" draw:layer="layout" svg:width="5.434cm" svg:height="0.962cm" svg:x="16.318cm" svg:y="7.952cm">
          <draw:text-box>
            <text:p>Magnetic field (<text:span text:style-name="T1">B</text:span>)</text:p>
          </draw:text-box>
        </draw:frame>
        <draw:line draw:style-name="gr4" draw:text-style-name="P1" draw:layer="layout" svg:x1="15.352cm" svg:y1="9.192cm" svg:x2="16.405cm" svg:y2="9.192cm">
          <text:p/>
        </draw:line>
        <draw:frame draw:style-name="gr7" draw:layer="layout" svg:width="4.943cm" svg:height="0.962cm" svg:x="16.319cm" svg:y="8.652cm">
          <draw:text-box>
            <text:p>Electric field (<text:span text:style-name="T1">E</text:span>)</text:p>
          </draw:text-box>
        </draw:frame>
        <draw:measure draw:style-name="gr8" draw:text-style-name="P2" draw:layer="measurelines" svg:x1="11.543cm" svg:y1="3.673cm" svg:x2="17.887cm" svg:y2="3.673cm">
          <text:p text:style-name="P2"><text:span text:style-name="T2"><text:measure text:kind="gap"/></text:span><text:span text:style-name="T2"><text:measure text:kind="value">2.5</text:measure></text:span><text:span text:style-name="T2"><text:measure text:kind="unit">"</text:measure></text:span><text:span text:style-name="T2"><text:measure text:kind="gap"/></text:span></text:p>
        </draw:measure>
        <draw:frame draw:style-name="gr7" draw:layer="layout" svg:width="4.371cm" svg:height="1.03cm" svg:x="12.606cm" svg:y="1.759cm">
          <draw:text-box>
            <text:p>Wavelength <text:span text:style-name="T3">l</text:span></text:p>
          </draw:text-box>
        </draw:frame>
        <draw:frame draw:style-name="gr7" draw:layer="layout" svg:width="15.796cm" svg:height="0.962cm" svg:x="5.7cm" svg:y="10.069cm">
          <draw:text-box>
            <text:p><text:span text:style-name="T1">E</text:span> is oscillating about the y-axis and <text:span text:style-name="T1">B</text:span> about the z axis.</text:p>
          </draw:text-box>
        </draw:frame>
        <draw:frame draw:style-name="gr7" draw:layer="layout" svg:width="22.032cm" svg:height="0.962cm" svg:x="23.4cm" svg:y="10.133cm">
          <draw:text-box>
            <text:p><text:span text:style-name="T1">E</text:span> and <text:span text:style-name="T1">B</text:span> are rotating but perpendicular with respect to each other at all times.</text:p>
          </draw:text-box>
        </draw:frame>
        <draw:g>
          <draw:g>
            <draw:frame draw:style-name="gr9" draw:text-style-name="P1" draw:layer="layout" svg:width="14.078cm" svg:height="8.924cm" svg:x="26.222cm" svg:y="0.831cm">
              <draw:image xlink:href="Pictures/1000020100000206000001B4E60703D7.png" xlink:type="simple" xlink:show="embed" xlink:actuate="onLoad">
                <text:p/>
              </draw:image>
            </draw:frame>
            <draw:line draw:style-name="gr10" draw:text-style-name="P1" draw:layer="layout" svg:x1="28.462cm" svg:y1="5.672cm" svg:x2="25.416cm" svg:y2="5.166cm">
              <text:p/>
            </draw:line>
          </draw:g>
          <draw:rect draw:style-name="gr11" draw:text-style-name="P1" draw:layer="layout" svg:width="11.143cm" svg:height="1.853cm" draw:transform="rotate (-0.221831347929624) translate (29.925cm 0.035cm)">
            <text:p/>
          </draw:rect>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ussi Eloranta</meta:initial-creator>
    <meta:creation-date>2011-01-19T12:10:54</meta:creation-date>
    <meta:generator>OpenOffice.org/3.3$Linux OpenOffice.org_project/330m19$Build-9561</meta:generator>
    <dc:date>2011-01-25T09:42:52</dc:date>
    <dc:creator>Jussi Eloranta</dc:creator>
    <meta:editing-duration>PT20H33M16S</meta:editing-duration>
    <meta:editing-cycles>24</meta:editing-cycles>
    <meta:document-statistic meta:object-count="81"/>
  </office:meta>
</office:document-meta>
</file>

<file path=Object 1/content.xml><?xml version="1.0" encoding="utf-8"?>
<math xmlns="http://www.w3.org/1998/Math/MathML">
  <semantics>
    <mrow>
      <mi>z</mi>
      <mi>,</mi>
      <mover accent="true">
        <mi>B</mi>
        <mo stretchy="false">⃗</mo>
      </mover>
    </mrow>
    <annotation encoding="StarMath 5.0">z, vec B </annotation>
  </semantics>
</math>
</file>

<file path=Object 2/content.xml><?xml version="1.0" encoding="utf-8"?>
<math xmlns="http://www.w3.org/1998/Math/MathML">
  <semantics>
    <mrow>
      <mi>y</mi>
      <mi>,</mi>
      <mover accent="true">
        <mi>E</mi>
        <mo stretchy="false">⃗</mo>
      </mover>
    </mrow>
    <annotation encoding="StarMath 5.0">y, vec E </annotation>
  </semantics>
</math>
</file>

<file path=Object 3/content.xml><?xml version="1.0" encoding="utf-8"?>
<math xmlns="http://www.w3.org/1998/Math/MathML">
  <semantics>
    <mi>x</mi>
    <annotation encoding="StarMath 5.0">x </annotation>
  </semantics>
</math>
</file>